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04302" officeooo:paragraph-rsid="00004302" style:font-size-asian="14pt" style:font-size-complex="16pt"/>
    </style:style>
    <style:style style:name="P2" style:family="paragraph" style:parent-style-name="Standard">
      <style:text-properties fo:font-size="16pt" officeooo:rsid="00011ca1" officeooo:paragraph-rsid="00011ca1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情商课</text:p>
      <text:p text:style-name="P1"/>
      <text:p text:style-name="P2">探索自己，自己选择的事情，就不应该哀叹，而且这样也是会影响别人的。</text:p>
      <text:p text:style-name="P2">人每一秒都都是在变动的。每一秒钟都是有各种各样的情绪生生灭灭的事情，我们应该做的而是怎么不被某些情绪绑住。</text:p>
      <text:p text:style-name="P2">没有什么该有的样子，只是那个样子是否符合你自己人生中最求的样子，别人是怎么样子，那不是我要插手的事情。</text:p>
      <text:p text:style-name="P2">每个人都是独一无二的，不能以任何划分。</text:p>
      <text:p text:style-name="P2">没有意义！=空虚 <text:s text:c="2"/>可以有情绪上的满足 <text:s/>哪怕没有意义上的满足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14:13:09.234496583</meta:creation-date>
    <dc:date>2021-01-03T15:02:54.084628651</dc:date>
    <meta:editing-duration>PT9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86" meta:character-count="191" meta:non-whitespace-character-count="186"/>
  </office:meta>
</office:document-meta>
</file>